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4db0" officeooo:paragraph-rsid="000c4db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Una aplicación habitual del TAD PILA es para evaluar expresiones posfijo. Describe en detalle qué TADs habría que definir/modificar para poder adaptar la pila de enteros (P3_E1) de modo que tengamos una que permita evaluar expresiones posfijo.</text:p>
      <text:p text:style-name="P1"><text:s/></text:p>
      <text:p text:style-name="P1">Habria que cambiar el TAD EleStack de forma que en vez de enteros admita char. De esta forma los elementos que se guardan en la pila pueden ser operadores </text:p>
      <text:p text:style-name="P1"/>
      <text:p text:style-name="P1"/>
      <text:p text:style-name="P1">2. Explicad las decisiones de diseño y alternativas que se han considerado durante los distintos ejercicios de la práctica. En particular, explicad las claves de la implementación y de las decisiones de diseño de los ejercicios P2_E2, P2_E3 y P2_E4.</text:p>
      <text:p text:style-name="P1"/>
      <text:p text:style-name="P1">La principal diferencia es la genericidad de la pila. En los ejercicios 1 y 2 la pila era especifica para guardar elemetos de tipo EleStack mientras que en el 3 y el 4 la pila admite cualquier tipo de elemento, si conoces sus primitivas de creacion, destruccion, copia e impresion.</text:p>
      <text:p text:style-name="P1"/>
      <text:p text:style-name="P1"/>
      <text:p text:style-name="P1">Conclusiones</text:p>
      <text:p text:style-name="P1">La práctica me ha aportado seguridad en el uso de punteros así como conceptos de programacion inherentes a la programacion estructurada. He podido observar la utilidad del uso de funciones con tipos genericos y el paso de estas por argumento a otra funcion. </text:p>
      <text:p text:style-name="P1">En el ultimo ejercicio he echado de menos algo mas guiado, de forma que sepa qué estoy haciendo mas que copiar el pseudocodigo porque hace lo que me pide y poco mas. Creo que es necesario entender bien el ambito del que se habla para poder profundizar, en vez de intentar superar obstaculos que no he podido manejar cuando aun no he podido aprender a programar bi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8T18:33:56.450351574</meta:creation-date>
    <dc:date>2019-03-28T18:44:20.540654871</dc:date>
    <meta:editing-duration>PT4S</meta:editing-duration>
    <meta:editing-cycles>1</meta:editing-cycles>
    <meta:document-statistic meta:table-count="0" meta:image-count="0" meta:object-count="0" meta:page-count="1" meta:paragraph-count="8" meta:word-count="268" meta:character-count="1568" meta:non-whitespace-character-count="1304"/>
    <meta:generator>LibreOffice/6.0.7.3$Linux_X86_64 LibreOffice_project/00m0$Build-3</meta:generator>
  </office:meta>
</office:document-meta>
</file>